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E0000025E6BA915C9B808AB9B.png" manifest:media-type="image/png"/>
  <manifest:file-entry manifest:full-path="Pictures/1011E5F300003E9A00003E9ABC6F8E133FE6EC65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Trebuchet MS" svg:font-family="'Trebuchet MS'" style:font-family-generic="swiss" style:font-pitch="variable"/>
    <style:font-face style:name="times2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8.485cm" fo:min-width="21cm"/>
    </style:style>
    <style:style style:name="gr2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1.455cm" fo:min-width="3.596cm"/>
    </style:style>
    <style:style style:name="gr3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2.261cm" fo:min-width="16.575cm"/>
    </style:style>
    <style:style style:name="gr4" style:family="graphic" style:parent-style-name="standard">
      <style:graphic-properties draw:stroke="none" svg:stroke-color="#000000" draw:fill="none" draw:fill-color="#ffffff" fo:min-height="6.242cm"/>
      <style:paragraph-properties style:writing-mode="lr-tb"/>
    </style:style>
    <style:style style:name="gr5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8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3cm" fo:min-width="3cm"/>
    </style:style>
    <style:style style:name="gr9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loext:graphic-properties draw:fill="solid" draw:fill-color="#570d0d"/>
      <style:paragraph-properties fo:text-align="center"/>
      <style:text-properties fo:font-weight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32pt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solid" draw:fill-color="#570d0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14pt" style:font-size-asian="28pt" style:font-size-complex="28pt"/>
    </style:style>
    <style:style style:name="P7" style:family="paragraph">
      <loext:graphic-properties draw:fill="solid" draw:fill-color="#570d0d"/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Trebuchet MS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ffffff" loext:opacity="100%" style:font-name="Trebuchet MS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loext:opacity="100%" style:font-name="Trebuchet MS" fo:font-size="14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custom-shape draw:style-name="gr1" draw:text-style-name="P1" draw:layer="layout" svg:width="21cm" svg:height="8.48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8cm" svg:height="2.057cm" svg:x="16.802cm" svg:y="7.4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6.575cm" svg:height="2.261cm" svg:x="1.838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212cm" svg:height="6.242cm" svg:x="2.394cm" svg:y="2.101cm">
          <draw:text-box>
            <text:p text:style-name="P2"><text:span text:style-name="T1">DynELA Finite Element Code </text:span></text:p>
            <text:p text:style-name="P2"><text:span text:style-name="T1"/></text:p>
            <text:p text:style-name="P2"><text:span text:style-name="T2">Version 4.0</text:span></text:p>
          </draw:text-box>
        </draw:frame>
        <draw:rect draw:style-name="gr5" draw:text-style-name="P4" draw:layer="layout" svg:width="17.711cm" svg:height="2.05cm" svg:x="1.593cm" svg:y="27.65cm">
          <text:p/>
        </draw:rect>
        <draw:rect draw:style-name="gr5" draw:text-style-name="P4" draw:layer="layout" svg:width="2.231cm" svg:height="29.7cm" svg:x="0cm" svg:y="0cm">
          <text:p/>
        </draw:rect>
        <draw:frame draw:style-name="gr6" draw:text-style-name="P5" draw:layer="layout" svg:width="17.806cm" svg:height="17.202cm" svg:x="2.78cm" svg:y="10.161cm">
          <draw:image xlink:href="Pictures/1011E5F300003E9A00003E9ABC6F8E133FE6EC65.svg" xlink:type="simple" xlink:show="embed" xlink:actuate="onLoad" draw:mime-type="image/svg+xml">
            <text:p/>
          </draw:image>
          <draw:image xlink:href="Pictures/100002010000025E0000025E6BA915C9B808AB9B.png" xlink:type="simple" xlink:show="embed" xlink:actuate="onLoad" draw:mime-type="image/png"/>
        </draw:frame>
        <draw:frame draw:style-name="gr7" draw:text-style-name="P6" draw:layer="layout" svg:width="19cm" svg:height="1.137cm" svg:x="1cm" svg:y="28.137cm">
          <draw:text-box>
            <text:p text:style-name="P2"><text:span text:style-name="T3">Laboratoire Génie de Production – Equipe M2SP</text:span></text:p>
            <text:p text:style-name="P2"><text:span text:style-name="T3">- 2021 -</text:span></text:p>
          </draw:text-box>
        </draw:frame>
        <draw:custom-shape draw:style-name="gr8" draw:text-style-name="P7" draw:layer="layout" svg:width="3cm" svg:height="3cm" draw:transform="rotate (-2.34292998787719) translate (5.356cm 10.471cm)">
          <text:p/>
          <draw:enhanced-geometry svg:viewBox="0 0 21600 21600" draw:mirror-vertical="tru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3cm" svg:height="3cm" draw:transform="rotate (-2.34292998787719) translate (5.353cm 26.616cm)">
          <text:p/>
          <draw:enhanced-geometry svg:viewBox="0 0 21600 21600" draw:mirror-vertical="fals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198cm" svg:height="2.057cm" svg:x="16.802cm" svg:y="27.6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6cm" svg:height="1cm" svg:x="17.954cm" svg:y="28.7cm">
          <text:p/>
        </draw:rect>
        <presentation:notes draw:style-name="dp2">
          <draw:page-thumbnail draw:style-name="gr9" draw:layer="layout" svg:width="12.767cm" svg:height="9.575cm" svg:x="4.371cm" svg:y="2.794cm" draw:page-number="1" presentation:class="page"/>
          <draw:frame presentation:style-name="pr1" draw:text-style-name="P8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9" draw:layer="layout" svg:width="12.767cm" svg:height="9.575cm" svg:x="4.371cm" svg:y="2.794cm" draw:page-number="2" presentation:class="page"/>
          <draw:frame presentation:style-name="pr2" draw:text-style-name="P9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Trebuchet MS" svg:font-family="'Trebuchet MS'" style:font-family-generic="swiss" style:font-pitch="variable"/>
    <style:font-face style:name="times2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  <meta:initial-creator>Olivier Pantalé</meta:initial-creator>
    <meta:creation-date>1999-09-07T16:24:40</meta:creation-date>
    <dc:date>2021-01-03T16:25:54.163755701</dc:date>
    <meta:print-date>2003-09-15T08:35:50</meta:print-date>
    <dc:language>en-US</dc:language>
    <meta:editing-cycles>64</meta:editing-cycles>
    <meta:editing-duration>PT1H2M15S</meta:editing-duration>
    <meta:document-statistic meta:object-count="24"/>
    <meta:user-defined meta:name="Info 0"/>
    <meta:user-defined meta:name="Info 1"/>
    <meta:user-defined meta:name="Info 2"/>
    <meta:user-defined meta:name="Info 3"/>
  </office:meta>
</office:document-meta>
</file>